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.282cm" loext:contextual-spacing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3"/>
    <style:style style:name="P5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List_20_Paragraph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4"/>
    <style:style style:name="P9" style:family="paragraph" style:parent-style-name="List_20_Paragraph" style:list-style-name="WWNum2"/>
    <style:style style:name="P10" style:family="paragraph" style:parent-style-name="List_20_Paragraph">
      <style:paragraph-properties fo:margin-left="3.17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List_20_Paragraph">
      <style:paragraph-properties fo:margin-left="1.905cm" fo:margin-right="0cm" fo:text-indent="0cm" style:auto-text-indent="false"/>
    </style:style>
    <style:style style:name="P12" style:family="paragraph" style:parent-style-name="List_20_Paragraph">
      <style:paragraph-properties fo:margin-left="1.90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Arial" fo:font-size="15pt" style:font-size-asian="15pt" style:font-name-complex="Arial1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hell Programming: Write shell script to show various system configuration</text:span></text:p>
      <text:p text:style-name="P1"/>
      <text:p text:style-name="Standard"><text:span text:style-name="T2">Exercise No: 6</text:span></text:p>
      <text:p text:style-name="Standard"><text:span text:style-name="T2">Aim:</text:span></text:p>
      <text:list xml:id="list4263583627415517015" text:style-name="WWNum3">
        <text:list-item>
          <text:p text:style-name="P4"><text:span text:style-name="T3">Currently logged user and his logname</text:span></text:p>
        </text:list-item>
        <text:list-item>
          <text:p text:style-name="P4"><text:span text:style-name="T3">Your current shell</text:span></text:p>
        </text:list-item>
        <text:list-item>
          <text:p text:style-name="P4"><text:span text:style-name="T3">Your home directory</text:span></text:p>
        </text:list-item>
        <text:list-item>
          <text:p text:style-name="P4"><text:span text:style-name="T3">Your operating system type</text:span></text:p>
        </text:list-item>
        <text:list-item>
          <text:p text:style-name="P4"><text:span text:style-name="T3">Your current path setting</text:span></text:p>
        </text:list-item>
        <text:list-item>
          <text:p text:style-name="P4"><text:span text:style-name="T3">Your current working directory</text:span></text:p>
        </text:list-item>
        <text:list-item>
          <text:p text:style-name="P4"><text:span text:style-name="T3">Show Currently logged number of users</text:span></text:p>
        </text:list-item>
      </text:list>
      <text:p text:style-name="P5"/>
      <text:p text:style-name="Standard"><text:span text:style-name="T3">Execute commands for the following.</text:span></text:p>
      <text:list xml:id="list8055835586116574123" text:style-name="WWNum1">
        <text:list-item>
          <text:p text:style-name="P7"><text:span text:style-name="T3">Logged user and his logname</text:span></text:p>
        </text:list-item>
      </text:list>
      <text:p text:style-name="P5"/>
      <text:p text:style-name="List_20_Paragraph"><text:span text:style-name="T3">echo $USER</text:span></text:p>
      <text:p text:style-name="List_20_Paragraph"><text:span text:style-name="T3">or</text:span></text:p>
      <text:p text:style-name="List_20_Paragraph"><text:span text:style-name="T3">whoami</text:span></text:p>
      <text:p text:style-name="List_20_Paragraph"><text:span text:style-name="T3">or</text:span></text:p>
      <text:p text:style-name="List_20_Paragraph"><text:span text:style-name="T3">id -u -n</text:span></text:p>
      <text:p text:style-name="P5"/>
      <text:list xml:id="list201431722511607" text:continue-numbering="true" text:style-name="WWNum1">
        <text:list-item>
          <text:p text:style-name="P7"><text:span text:style-name="T3"><text:s/>Your current shell</text:span></text:p>
        </text:list-item>
      </text:list>
      <text:p text:style-name="List_20_Paragraph"><text:span text:style-name="T3"><text:s/>echo $SHELL</text:span></text:p>
      <text:p text:style-name="P5"/>
      <text:list xml:id="list201432572994298" text:continue-numbering="true" text:style-name="WWNum1">
        <text:list-item>
          <text:p text:style-name="P7"><text:span text:style-name="T3">Your home directory</text:span></text:p>
        </text:list-item>
      </text:list>
      <text:p text:style-name="List_20_Paragraph"><text:span text:style-name="T3">echo $HOME</text:span></text:p>
      <text:p text:style-name="P5"/>
      <text:list xml:id="list201431831710102" text:continue-numbering="true" text:style-name="WWNum1">
        <text:list-item>
          <text:p text:style-name="P7"><text:span text:style-name="T3">Your operating system type</text:span></text:p>
        </text:list-item>
      </text:list>
      <text:p text:style-name="List_20_Paragraph"><text:span text:style-name="T3">x=$OSTYPE</text:span></text:p>
      <text:p text:style-name="List_20_Paragraph"><text:span text:style-name="T3">echo ”Your operating system type : $x”</text:span></text:p>
      <text:p text:style-name="P5"/>
      <text:list xml:id="list201431686458720" text:continue-numbering="true" text:style-name="WWNum1">
        <text:list-item>
          <text:p text:style-name="P7"><text:span text:style-name="T3">Your current path setting</text:span></text:p>
        </text:list-item>
      </text:list>
      <text:p text:style-name="List_20_Paragraph"><text:span text:style-name="T3">echo $PATH</text:span></text:p>
      <text:p text:style-name="P5"/>
      <text:list xml:id="list201431670990392" text:continue-numbering="true" text:style-name="WWNum1">
        <text:list-item>
          <text:p text:style-name="P7"><text:span text:style-name="T3">Your current working directory</text:span></text:p>
        </text:list-item>
      </text:list>
      <text:p text:style-name="List_20_Paragraph"><text:span text:style-name="T3">echo $PWD</text:span></text:p>
      <text:p text:style-name="P5"/>
      <text:list xml:id="list201431858137382" text:continue-numbering="true" text:style-name="WWNum1">
        <text:list-item>
          <text:p text:style-name="P7"><text:span text:style-name="T3">Show currently logged number of users</text:span></text:p>
        </text:list-item>
      </text:list>
      <text:p text:style-name="List_20_Paragraph"><text:span text:style-name="T3">who --count</text:span></text:p>
      <text:p text:style-name="List_20_Paragraph"><text:span text:style-name="T3">who | wc -l</text:span></text:p>
      <text:p text:style-name="P5"/>
      <text:p text:style-name="P5"/>
      <text:p text:style-name="P5"><text:soft-page-break/></text:p>
      <text:p text:style-name="P1"/>
      <text:p text:style-name="List_20_Paragraph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7:45:00</meta:creation-date>
    <meta:initial-creator>admin</meta:initial-creator>
    <dc:language>en-IN</dc:language>
    <meta:print-date>2019-03-16T08:26:00</meta:print-date>
    <dc:date>2019-03-18T20:14:31.097492709</dc:date>
    <meta:editing-cycles>7</meta:editing-cycles>
    <meta:editing-duration>PT1H52M53S</meta:editing-duration>
    <meta:generator>LibreOffice/5.1.6.2$Linux_X86_64 LibreOffice_project/10m0$Build-2</meta:generator>
    <meta:document-statistic meta:table-count="0" meta:image-count="0" meta:object-count="0" meta:page-count="2" meta:paragraph-count="31" meta:word-count="123" meta:character-count="682" meta:non-whitespace-character-count="6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